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Ubuntu Mono1" svg:font-family="'Ubuntu Mono'" style:font-pitch="fixed"/>
    <style:font-face style:name="Arimo1" svg:font-family="Arimo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solid" svg:stroke-width="0.105cm" svg:stroke-color="#000000" draw:stroke-linejoin="miter" svg:stroke-linecap="butt" draw:fill="solid" draw:fill-color="#ffeccc" fo:padding-top="0.052cm" fo:padding-bottom="0.052cm" fo:padding-left="0.052cm" fo:padding-right="0.05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1.2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105cm" svg:stroke-color="#000000" draw:stroke-linejoin="miter" svg:stroke-linecap="butt" draw:fill="solid" draw:fill-color="#cceeff" fo:padding-top="0.052cm" fo:padding-bottom="0.052cm" fo:padding-left="0.052cm" fo:padding-right="0.052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0.63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105cm" svg:stroke-color="#000000" draw:stroke-linejoin="miter" svg:stroke-linecap="butt" draw:fill="solid" draw:fill-color="#ccffcc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2.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4cm" fo:min-width="3.17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solid" draw:fill-color="#ffeccc"/>
    </style:style>
    <style:style style:name="P1" style:family="paragraph">
      <loext:graphic-properties draw:fill="none"/>
      <style:text-properties style:font-name="Ubuntu Mono1"/>
    </style:style>
    <style:style style:name="P2" style:family="paragraph">
      <loext:graphic-properties draw:fill="solid" draw:fill-color="#ffeccc"/>
      <style:text-properties style:font-name="Ubuntu Mono1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Ubuntu Mono1" fo:font-size="12pt" style:font-size-asian="12pt" style:font-size-complex="12pt"/>
    </style:style>
    <style:style style:name="P5" style:family="paragraph">
      <loext:graphic-properties draw:fill="solid" draw:fill-color="#cceeff"/>
      <style:text-properties style:font-name="Ubuntu Mono1"/>
    </style:style>
    <style:style style:name="P6" style:family="paragraph">
      <loext:graphic-properties draw:fill="solid" draw:fill-color="#ccffcc"/>
      <style:text-properties style:font-name="Ubuntu Mono1"/>
    </style:style>
    <style:style style:name="T1" style:family="text">
      <style:text-properties fo:color="#000000" style:font-name="Ubuntu Mono1" fo:font-size="12pt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0.705cm" svg:height="0.705cm" svg:x="0.532cm" svg:y="2.01cm" svg:viewBox="0 0 706 706" svg:d="M0 0v706M0 352h706">
          <text:p/>
        </draw:path>
        <draw:line draw:style-name="gr1" draw:text-style-name="P1" draw:layer="layout" svg:x1="1.237cm" svg:y1="2.362cm" svg:x2="1.943cm" svg:y2="2.362cm">
          <text:p/>
        </draw:line>
        <draw:path draw:style-name="gr2" draw:text-style-name="P2" draw:layer="layout" svg:width="2.504cm" svg:height="0.776cm" svg:x="1.943cm" svg:y="1.974cm" svg:viewBox="0 0 2505 777" svg:d="M352 0h1801c194 0 352 159 352 354v71c0 195-158 352-352 352h-1801c-194 0-352-157-352-352v-71c0-195 158-354 352-354z">
          <text:p/>
        </draw:path>
        <draw:line draw:style-name="gr1" draw:text-style-name="P1" draw:layer="layout" svg:x1="4.447cm" svg:y1="2.362cm" svg:x2="5.153cm" svg:y2="2.362cm">
          <text:p/>
        </draw:line>
        <draw:path draw:style-name="gr1" draw:text-style-name="P1" draw:layer="layout" svg:width="0.706cm" svg:height="1.076cm" draw:transform="rotate (-3.14159265358979) translate (1.944cm 2.362cm)" svg:viewBox="0 0 707 1077" svg:d="M707 0c-195 0-354 161-354 359v358c0 199-158 360-353 360">
          <text:p/>
        </draw:path>
        <draw:path draw:style-name="gr2" draw:text-style-name="P2" draw:layer="layout" svg:width="2.504cm" svg:height="0.776cm" svg:x="1.945cm" svg:y="0.923cm" svg:viewBox="0 0 2505 777" svg:d="M352 0h1801c194 0 352 158 352 352v71c0 196-158 354-352 354h-1801c-194 0-352-158-352-354v-71c0-194 158-352 352-352z">
          <text:p/>
        </draw:path>
        <draw:frame draw:style-name="gr3" draw:text-style-name="P4" draw:layer="layout" svg:width="1.3cm" svg:height="0.424cm" svg:x="2.575cm" svg:y="2.137cm">
          <draw:text-box>
            <text:p text:style-name="P3"><text:span text:style-name="T1">'inst'</text:span></text:p>
          </draw:text-box>
        </draw:frame>
        <draw:path draw:style-name="gr1" draw:text-style-name="P1" draw:layer="layout" svg:width="0.698cm" svg:height="1.096cm" draw:transform="rotate (-3.14159265358979) translate (5.154cm 2.362cm)" svg:viewBox="0 0 699 1097" svg:d="M699 1097c-193 0-349-164-349-366v-366c0-201-156-365-350-365">
          <text:p/>
        </draw:path>
        <draw:line draw:style-name="gr1" draw:text-style-name="P1" draw:layer="layout" svg:x1="5.153cm" svg:y1="2.362cm" svg:x2="5.506cm" svg:y2="2.362cm">
          <text:p/>
        </draw:line>
        <draw:path draw:style-name="gr2" draw:text-style-name="P2" draw:layer="layout" svg:width="1.605cm" svg:height="0.776cm" svg:x="5.506cm" svg:y="1.974cm" svg:viewBox="0 0 1606 777" svg:d="M352 0h900c195 0 354 159 354 354v71c0 195-159 352-354 352h-900c-194 0-352-157-352-352v-71c0-195 158-354 352-354z">
          <text:p/>
        </draw:path>
        <draw:frame draw:style-name="gr4" draw:text-style-name="P4" draw:layer="layout" svg:width="1.272cm" svg:height="0.424cm" svg:x="2.572cm" svg:y="1.104cm">
          <draw:text-box>
            <text:p text:style-name="P3"><text:span text:style-name="T1">'stud'</text:span></text:p>
          </draw:text-box>
        </draw:frame>
        <draw:line draw:style-name="gr1" draw:text-style-name="P1" draw:layer="layout" svg:x1="7.111cm" svg:y1="2.362cm" svg:x2="7.464cm" svg:y2="2.362cm">
          <text:p/>
        </draw:line>
        <draw:path draw:style-name="gr1" draw:text-style-name="P1" draw:layer="layout" svg:width="0.705cm" svg:height="0.705cm" svg:x="7.464cm" svg:y="1.657cm" svg:viewBox="0 0 706 706" svg:d="M0 706c194 0 352-158 352-352 0-195 159-354 354-354">
          <text:p/>
        </draw:path>
        <draw:path draw:style-name="gr5" draw:text-style-name="P5" draw:layer="layout" svg:width="4.004cm" svg:height="0.776cm" svg:x="8.169cm" svg:y="1.269cm" svg:viewBox="0 0 4005 777" svg:d="M353 0h3299c195 0 353 158 353 353v70c0 195-158 354-353 354h-3299c-195 0-353-159-353-354v-70c0-195 158-353 353-353z">
          <text:p/>
        </draw:path>
        <draw:frame draw:style-name="gr6" draw:text-style-name="P4" draw:layer="layout" svg:width="0.637cm" svg:height="0.424cm" svg:x="6.013cm" svg:y="2.126cm">
          <draw:text-box>
            <text:p text:style-name="P3"><text:span text:style-name="T1">'_'</text:span></text:p>
          </draw:text-box>
        </draw:frame>
        <draw:path draw:style-name="gr1" draw:text-style-name="P1" draw:layer="layout" svg:width="0.706cm" svg:height="0.705cm" svg:x="14.473cm" svg:y="1.657cm" svg:viewBox="0 0 707 706" svg:d="M0 0c195 0 353 159 353 354 0 194 158 352 354 352">
          <text:p/>
        </draw:path>
        <draw:line draw:style-name="gr1" draw:text-style-name="P1" draw:layer="layout" svg:x1="7.464cm" svg:y1="2.362cm" svg:x2="8.169cm" svg:y2="2.362cm">
          <text:p/>
        </draw:line>
        <draw:line draw:style-name="gr1" draw:text-style-name="P1" draw:layer="layout" svg:x1="8.169cm" svg:y1="2.362cm" svg:x2="14.569cm" svg:y2="2.362cm">
          <text:p/>
        </draw:line>
        <draw:line draw:style-name="gr1" draw:text-style-name="P1" draw:layer="layout" svg:x1="14.473cm" svg:y1="2.362cm" svg:x2="15.179cm" svg:y2="2.362cm">
          <text:p/>
        </draw:line>
        <draw:line draw:style-name="gr1" draw:text-style-name="P1" draw:layer="layout" svg:x1="15.179cm" svg:y1="2.362cm" svg:x2="15.532cm" svg:y2="2.362cm">
          <text:p/>
        </draw:line>
        <draw:path draw:style-name="gr5" draw:text-style-name="P5" draw:layer="layout" svg:width="4.004cm" svg:height="0.776cm" svg:x="15.532cm" svg:y="1.974cm" svg:viewBox="0 0 4005 777" svg:d="M352 0h3300c195 0 353 159 353 354v71c0 195-158 352-353 352h-3300c-195 0-352-157-352-352v-71c0-195 157-354 352-354z">
          <text:p/>
        </draw:path>
        <draw:frame draw:style-name="gr7" draw:text-style-name="P4" draw:layer="layout" svg:width="2.5cm" svg:height="0.479cm" svg:x="8.95cm" svg:y="1.425cm">
          <draw:text-box>
            <text:p text:style-name="P3"><text:span text:style-name="T1">description</text:span></text:p>
          </draw:text-box>
        </draw:frame>
        <draw:line draw:style-name="gr1" draw:text-style-name="P1" draw:layer="layout" svg:x1="19.536cm" svg:y1="2.362cm" svg:x2="19.888cm" svg:y2="2.362cm">
          <text:p/>
        </draw:line>
        <draw:path draw:style-name="gr1" draw:text-style-name="P1" draw:layer="layout" svg:width="0.706cm" svg:height="0.705cm" svg:x="19.888cm" svg:y="1.657cm" svg:viewBox="0 0 707 706" svg:d="M0 706c196 0 354-158 354-352 0-195 158-354 353-354">
          <text:p/>
        </draw:path>
        <draw:path draw:style-name="gr8" draw:text-style-name="P6" draw:layer="layout" svg:width="2.505cm" svg:height="0.776cm" svg:x="20.594cm" svg:y="1.269cm" svg:viewBox="0 0 2506 777" svg:d="M354 0h1799c195 0 353 158 353 353v70c0 195-158 354-353 354h-1799c-196 0-354-159-354-354v-70c0-195 158-353 354-353z">
          <text:p/>
        </draw:path>
        <draw:frame draw:style-name="gr9" draw:text-style-name="P4" draw:layer="layout" svg:width="2.33cm" svg:height="0.424cm" svg:x="16.373cm" svg:y="2.125cm">
          <draw:text-box>
            <text:p text:style-name="P3"><text:span text:style-name="T1">elementtype</text:span></text:p>
          </draw:text-box>
        </draw:frame>
        <draw:path draw:style-name="gr8" draw:text-style-name="P6" draw:layer="layout" svg:width="2.505cm" svg:height="0.776cm" svg:x="13.935cm" svg:y="5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212cm" svg:y="1.4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3.099cm" svg:y="1.657cm" svg:viewBox="0 0 706 706" svg:d="M0 0c194 0 352 159 352 354 0 194 159 352 354 352">
          <text:p/>
        </draw:path>
        <draw:path draw:style-name="gr1" draw:text-style-name="P1" draw:layer="layout" svg:width="0.706cm" svg:height="1.763cm" svg:x="19.888cm" svg:y="0.599cm" svg:viewBox="0 0 707 1764" svg:d="M0 1764c196 0 354-158 354-352v-1060c0-195 158-352 353-352">
          <text:p/>
        </draw:path>
        <draw:line draw:style-name="gr1" draw:text-style-name="P1" draw:layer="layout" svg:x1="20.594cm" svg:y1="0.599cm" svg:x2="21.044cm" svg:y2="0.599cm">
          <text:p/>
        </draw:line>
        <draw:line draw:style-name="gr1" draw:text-style-name="P1" draw:layer="layout" svg:x1="22.649cm" svg:y1="0.599cm" svg:x2="23.099cm" svg:y2="0.599cm">
          <text:p/>
        </draw:line>
        <draw:path draw:style-name="gr2" draw:text-style-name="P2" draw:layer="layout" svg:width="1.605cm" svg:height="0.777cm" svg:x="21.044cm" svg:y="0.2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553cm" svg:y="5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3.935cm" svg:y1="4.69cm" svg:x2="14.385cm" svg:y2="4.69cm">
          <text:p/>
        </draw:line>
        <draw:line draw:style-name="gr1" draw:text-style-name="P1" draw:layer="layout" svg:x1="15.99cm" svg:y1="4.69cm" svg:x2="16.44cm" svg:y2="4.69cm">
          <text:p/>
        </draw:line>
        <draw:path draw:style-name="gr2" draw:text-style-name="P2" draw:layer="layout" svg:width="1.605cm" svg:height="0.776cm" svg:x="14.385cm" svg:y="4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67cm" svg:y="0.3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3.099cm" svg:y="0.599cm" svg:viewBox="0 0 706 1764" svg:d="M0 0c194 0 352 157 352 352v1060c0 194 159 352 354 352">
          <text:p/>
        </draw:path>
        <draw:line draw:style-name="gr1" draw:text-style-name="P1" draw:layer="layout" svg:x1="19.888cm" svg:y1="2.362cm" svg:x2="20.594cm" svg:y2="2.362cm">
          <text:p/>
        </draw:line>
        <draw:line draw:style-name="gr1" draw:text-style-name="P1" draw:layer="layout" svg:x1="20.594cm" svg:y1="2.362cm" svg:x2="23.099cm" svg:y2="2.362cm">
          <text:p/>
        </draw:line>
        <draw:line draw:style-name="gr1" draw:text-style-name="P1" draw:layer="layout" svg:x1="13.935cm" svg:y1="6.454cm" svg:x2="16.44cm" svg:y2="6.454cm">
          <text:p/>
        </draw:line>
        <draw:line draw:style-name="gr1" draw:text-style-name="P1" draw:layer="layout" svg:x1="23.099cm" svg:y1="2.362cm" svg:x2="23.804cm" svg:y2="2.362cm">
          <text:p/>
        </draw:line>
        <draw:path draw:style-name="gr1" draw:text-style-name="P1" draw:layer="layout" svg:width="0.706cm" svg:height="0.706cm" svg:x="13.229cm" svg:y="5.748cm" svg:viewBox="0 0 707 707" svg:d="M0 707c196 0 354-158 354-353 0-196 158-354 353-354">
          <text:p/>
        </draw:path>
        <draw:path draw:style-name="gr8" draw:text-style-name="P6" draw:layer="layout" svg:width="2.505cm" svg:height="0.776cm" svg:x="20.594cm" svg:y="1.2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011cm" svg:y="4.4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3.935cm" svg:y="5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212cm" svg:y="1.4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44cm" svg:y="5.748cm" svg:viewBox="0 0 706 707" svg:d="M0 0c195 0 352 158 352 354 0 195 159 353 354 353">
          <text:p/>
        </draw:path>
        <draw:path draw:style-name="gr1" draw:text-style-name="P1" draw:layer="layout" svg:width="0.706cm" svg:height="1.764cm" svg:x="13.229cm" svg:y="4.69cm" svg:viewBox="0 0 707 1765" svg:d="M0 1765c196 0 354-158 354-354v-1058c0-195 158-353 353-353">
          <text:p/>
        </draw:path>
        <draw:line draw:style-name="gr1" draw:text-style-name="P1" draw:layer="layout" svg:x1="20.594cm" svg:y1="0.599cm" svg:x2="21.044cm" svg:y2="0.599cm">
          <text:p/>
        </draw:line>
        <draw:line draw:style-name="gr1" draw:text-style-name="P1" draw:layer="layout" svg:x1="22.649cm" svg:y1="0.599cm" svg:x2="23.099cm" svg:y2="0.599cm">
          <text:p/>
        </draw:line>
        <draw:path draw:style-name="gr2" draw:text-style-name="P2" draw:layer="layout" svg:width="1.605cm" svg:height="0.777cm" svg:x="21.044cm" svg:y="0.2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553cm" svg:y="5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3.935cm" svg:y1="4.69cm" svg:x2="14.385cm" svg:y2="4.69cm">
          <text:p/>
        </draw:line>
        <draw:line draw:style-name="gr1" draw:text-style-name="P1" draw:layer="layout" svg:x1="15.99cm" svg:y1="4.69cm" svg:x2="16.44cm" svg:y2="4.69cm">
          <text:p/>
        </draw:line>
        <draw:path draw:style-name="gr2" draw:text-style-name="P2" draw:layer="layout" svg:width="1.605cm" svg:height="0.776cm" svg:x="14.385cm" svg:y="4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67cm" svg:y="0.3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44cm" svg:y="4.69cm" svg:viewBox="0 0 706 1765" svg:d="M0 0c195 0 352 158 352 353v1058c0 196 159 354 354 354">
          <text:p/>
        </draw:path>
        <draw:line draw:style-name="gr1" draw:text-style-name="P1" draw:layer="layout" svg:x1="13.229cm" svg:y1="6.454cm" svg:x2="13.935cm" svg:y2="6.454cm">
          <text:p/>
        </draw:line>
        <draw:line draw:style-name="gr1" draw:text-style-name="P1" draw:layer="layout" svg:x1="20.594cm" svg:y1="2.362cm" svg:x2="23.099cm" svg:y2="2.362cm">
          <text:p/>
        </draw:line>
        <draw:line draw:style-name="gr1" draw:text-style-name="P1" draw:layer="layout" svg:x1="13.935cm" svg:y1="6.454cm" svg:x2="16.44cm" svg:y2="6.454cm">
          <text:p/>
        </draw:line>
        <draw:line draw:style-name="gr1" draw:text-style-name="P1" draw:layer="layout" svg:x1="16.44cm" svg:y1="6.454cm" svg:x2="17.145cm" svg:y2="6.454cm">
          <text:p/>
        </draw:line>
        <draw:path draw:style-name="gr1" draw:text-style-name="P1" draw:layer="layout" svg:width="0.706cm" svg:height="0.987cm" svg:x="4.304cm" svg:y="6.454cm" svg:viewBox="0 0 707 988" svg:d="M0 988c195 0 353-158 353-352v-284c0-194 159-352 354-352">
          <text:p/>
        </draw:path>
        <draw:line draw:style-name="gr1" draw:text-style-name="P1" draw:layer="layout" svg:x1="5.01cm" svg:y1="6.454cm" svg:x2="5.362cm" svg:y2="6.454cm">
          <text:p/>
        </draw:line>
        <draw:path draw:style-name="gr2" draw:text-style-name="P2" draw:layer="layout" svg:width="1.606cm" svg:height="0.776cm" svg:x="5.362cm" svg:y="6.066cm" svg:viewBox="0 0 1607 777" svg:d="M353 0h901c195 0 353 158 353 353v71c0 195-158 353-353 353h-901c-195 0-353-158-353-353v-71c0-195 158-353 353-353z">
          <text:p/>
        </draw:path>
        <draw:frame draw:style-name="gr6" draw:text-style-name="P4" draw:layer="layout" svg:width="0.637cm" svg:height="0.424cm" svg:x="15.011cm" svg:y="4.454cm">
          <draw:text-box>
            <text:p text:style-name="P3"><text:span text:style-name="T1">'*'</text:span></text:p>
          </draw:text-box>
        </draw:frame>
        <draw:line draw:style-name="gr1" draw:text-style-name="P1" draw:layer="layout" svg:x1="6.968cm" svg:y1="6.454cm" svg:x2="7.32cm" svg:y2="6.454cm">
          <text:p/>
        </draw:line>
        <draw:line draw:style-name="gr1" draw:text-style-name="P1" draw:layer="layout" svg:x1="7.32cm" svg:y1="6.454cm" svg:x2="7.673cm" svg:y2="6.454cm">
          <text:p/>
        </draw:line>
        <draw:path draw:style-name="gr5" draw:text-style-name="P5" draw:layer="layout" svg:width="5.204cm" svg:height="0.776cm" svg:x="7.673cm" svg:y="6.066cm" svg:viewBox="0 0 5205 777" svg:d="M353 0h4499c195 0 353 158 353 353v71c0 195-158 353-353 353h-4499c-195 0-353-158-353-353v-71c0-195 158-353 353-353z">
          <text:p/>
        </draw:path>
        <draw:frame draw:style-name="gr6" draw:text-style-name="P4" draw:layer="layout" svg:width="0.637cm" svg:height="0.424cm" svg:x="5.838cm" svg:y="6.229cm">
          <draw:text-box>
            <text:p text:style-name="P3"><text:span text:style-name="T1">'.'</text:span></text:p>
          </draw:text-box>
        </draw:frame>
        <draw:line draw:style-name="gr1" draw:text-style-name="P1" draw:layer="layout" svg:x1="12.877cm" svg:y1="6.454cm" svg:x2="13.229cm" svg:y2="6.454cm">
          <text:p/>
        </draw:line>
        <draw:path draw:style-name="gr1" draw:text-style-name="P1" draw:layer="layout" svg:width="0.706cm" svg:height="0.705cm" svg:x="19.888cm" svg:y="1.657cm" svg:viewBox="0 0 707 706" svg:d="M0 706c196 0 354-158 354-352 0-195 158-354 353-354">
          <text:p/>
        </draw:path>
        <draw:path draw:style-name="gr8" draw:text-style-name="P6" draw:layer="layout" svg:width="2.505cm" svg:height="0.776cm" svg:x="20.594cm" svg:y="1.269cm" svg:viewBox="0 0 2506 777" svg:d="M354 0h1799c195 0 353 158 353 353v70c0 195-158 354-353 354h-1799c-196 0-354-159-354-354v-70c0-195 158-353 354-353z">
          <text:p/>
        </draw:path>
        <draw:frame draw:style-name="gr10" draw:text-style-name="P4" draw:layer="layout" svg:width="3.177cm" svg:height="0.424cm" svg:x="8.683cm" svg:y="6.222cm">
          <draw:text-box>
            <text:p text:style-name="P3"><text:span text:style-name="T1">elementproperty</text:span></text:p>
          </draw:text-box>
        </draw:frame>
        <draw:path draw:style-name="gr8" draw:text-style-name="P6" draw:layer="layout" svg:width="2.505cm" svg:height="0.776cm" svg:x="13.935cm" svg:y="5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212cm" svg:y="1.4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5cm" svg:x="23.099cm" svg:y="1.657cm" svg:viewBox="0 0 706 706" svg:d="M0 0c194 0 352 159 352 354 0 194 159 352 354 352">
          <text:p/>
        </draw:path>
        <draw:path draw:style-name="gr1" draw:text-style-name="P1" draw:layer="layout" svg:width="0.706cm" svg:height="1.763cm" svg:x="19.888cm" svg:y="0.599cm" svg:viewBox="0 0 707 1764" svg:d="M0 1764c196 0 354-158 354-352v-1060c0-195 158-352 353-352">
          <text:p/>
        </draw:path>
        <draw:line draw:style-name="gr1" draw:text-style-name="P1" draw:layer="layout" svg:x1="20.594cm" svg:y1="0.599cm" svg:x2="21.044cm" svg:y2="0.599cm">
          <text:p/>
        </draw:line>
        <draw:line draw:style-name="gr1" draw:text-style-name="P1" draw:layer="layout" svg:x1="22.649cm" svg:y1="0.599cm" svg:x2="23.099cm" svg:y2="0.599cm">
          <text:p/>
        </draw:line>
        <draw:path draw:style-name="gr2" draw:text-style-name="P2" draw:layer="layout" svg:width="1.605cm" svg:height="0.777cm" svg:x="21.044cm" svg:y="0.2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553cm" svg:y="5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3.935cm" svg:y1="4.69cm" svg:x2="14.385cm" svg:y2="4.69cm">
          <text:p/>
        </draw:line>
        <draw:line draw:style-name="gr1" draw:text-style-name="P1" draw:layer="layout" svg:x1="15.99cm" svg:y1="4.69cm" svg:x2="16.44cm" svg:y2="4.69cm">
          <text:p/>
        </draw:line>
        <draw:path draw:style-name="gr2" draw:text-style-name="P2" draw:layer="layout" svg:width="1.605cm" svg:height="0.776cm" svg:x="14.385cm" svg:y="4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67cm" svg:y="0.363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3cm" svg:x="23.099cm" svg:y="0.599cm" svg:viewBox="0 0 706 1764" svg:d="M0 0c194 0 352 157 352 352v1060c0 194 159 352 354 352">
          <text:p/>
        </draw:path>
        <draw:line draw:style-name="gr1" draw:text-style-name="P1" draw:layer="layout" svg:x1="19.888cm" svg:y1="2.362cm" svg:x2="20.594cm" svg:y2="2.362cm">
          <text:p/>
        </draw:line>
        <draw:line draw:style-name="gr1" draw:text-style-name="P1" draw:layer="layout" svg:x1="20.594cm" svg:y1="2.362cm" svg:x2="23.099cm" svg:y2="2.362cm">
          <text:p/>
        </draw:line>
        <draw:line draw:style-name="gr1" draw:text-style-name="P1" draw:layer="layout" svg:x1="13.935cm" svg:y1="6.454cm" svg:x2="16.44cm" svg:y2="6.454cm">
          <text:p/>
        </draw:line>
        <draw:line draw:style-name="gr1" draw:text-style-name="P1" draw:layer="layout" svg:x1="23.099cm" svg:y1="2.362cm" svg:x2="23.804cm" svg:y2="2.362cm">
          <text:p/>
        </draw:line>
        <draw:path draw:style-name="gr1" draw:text-style-name="P1" draw:layer="layout" svg:width="0.706cm" svg:height="0.706cm" svg:x="13.229cm" svg:y="5.748cm" svg:viewBox="0 0 707 707" svg:d="M0 707c196 0 354-158 354-353 0-196 158-354 353-354">
          <text:p/>
        </draw:path>
        <draw:path draw:style-name="gr8" draw:text-style-name="P6" draw:layer="layout" svg:width="2.505cm" svg:height="0.776cm" svg:x="20.594cm" svg:y="1.269cm" svg:viewBox="0 0 2506 777" svg:d="M354 0h1799c195 0 353 158 353 353v70c0 195-158 354-353 354h-1799c-196 0-354-159-354-354v-70c0-195 158-353 354-353z">
          <text:p/>
        </draw:path>
        <draw:frame draw:style-name="gr6" draw:text-style-name="P4" draw:layer="layout" svg:width="0.637cm" svg:height="0.424cm" svg:x="15.011cm" svg:y="4.454cm">
          <draw:text-box>
            <text:p text:style-name="P3"><text:span text:style-name="T1">'*'</text:span></text:p>
          </draw:text-box>
        </draw:frame>
        <draw:path draw:style-name="gr8" draw:text-style-name="P6" draw:layer="layout" svg:width="2.505cm" svg:height="0.776cm" svg:x="13.935cm" svg:y="5.36cm" svg:viewBox="0 0 2506 777" svg:d="M353 0h1799c195 0 354 158 354 354v70c0 195-159 353-354 353h-1799c-195 0-353-158-353-353v-70c0-196 158-354 353-354z">
          <text:p/>
        </draw:path>
        <draw:frame draw:style-name="gr4" draw:text-style-name="P4" draw:layer="layout" svg:width="1.272cm" svg:height="0.424cm" svg:x="21.212cm" svg:y="1.421cm">
          <draw:text-box>
            <text:p text:style-name="P3"><text:span text:style-name="T1">number</text:span></text:p>
          </draw:text-box>
        </draw:frame>
        <draw:path draw:style-name="gr1" draw:text-style-name="P1" draw:layer="layout" svg:width="0.705cm" svg:height="0.706cm" svg:x="16.44cm" svg:y="5.748cm" svg:viewBox="0 0 706 707" svg:d="M0 0c195 0 352 158 352 354 0 195 159 353 354 353">
          <text:p/>
        </draw:path>
        <draw:path draw:style-name="gr1" draw:text-style-name="P1" draw:layer="layout" svg:width="0.706cm" svg:height="1.764cm" svg:x="13.229cm" svg:y="4.69cm" svg:viewBox="0 0 707 1765" svg:d="M0 1765c196 0 354-158 354-354v-1058c0-195 158-353 353-353">
          <text:p/>
        </draw:path>
        <draw:line draw:style-name="gr1" draw:text-style-name="P1" draw:layer="layout" svg:x1="20.594cm" svg:y1="0.599cm" svg:x2="21.044cm" svg:y2="0.599cm">
          <text:p/>
        </draw:line>
        <draw:line draw:style-name="gr1" draw:text-style-name="P1" draw:layer="layout" svg:x1="22.649cm" svg:y1="0.599cm" svg:x2="23.099cm" svg:y2="0.599cm">
          <text:p/>
        </draw:line>
        <draw:path draw:style-name="gr2" draw:text-style-name="P2" draw:layer="layout" svg:width="1.605cm" svg:height="0.777cm" svg:x="21.044cm" svg:y="0.21cm" svg:viewBox="0 0 1606 778" svg:d="M352 0h901c195 0 353 158 353 354v71c0 195-158 353-353 353h-901c-194 0-352-158-352-353v-71c0-196 158-354 352-354z">
          <text:p/>
        </draw:path>
        <draw:frame draw:style-name="gr4" draw:text-style-name="P4" draw:layer="layout" svg:width="1.272cm" svg:height="0.424cm" svg:x="14.553cm" svg:y="5.512cm">
          <draw:text-box>
            <text:p text:style-name="P3"><text:span text:style-name="T1">number</text:span></text:p>
          </draw:text-box>
        </draw:frame>
        <draw:line draw:style-name="gr1" draw:text-style-name="P1" draw:layer="layout" svg:x1="13.935cm" svg:y1="4.69cm" svg:x2="14.385cm" svg:y2="4.69cm">
          <text:p/>
        </draw:line>
        <draw:line draw:style-name="gr1" draw:text-style-name="P1" draw:layer="layout" svg:x1="15.99cm" svg:y1="4.69cm" svg:x2="16.44cm" svg:y2="4.69cm">
          <text:p/>
        </draw:line>
        <draw:path draw:style-name="gr11" draw:text-style-name="P2" draw:layer="layout" svg:width="1.605cm" svg:height="0.776cm" svg:x="14.385cm" svg:y="4.302cm" svg:viewBox="0 0 1606 777" svg:d="M353 0h900c195 0 353 158 353 352v71c0 196-158 354-353 354h-900c-195 0-353-158-353-354v-71c0-194 158-352 353-352z">
          <text:p/>
        </draw:path>
        <draw:path draw:style-name="gr1" draw:text-style-name="P1" draw:layer="layout" svg:width="1.605cm" svg:height="0.776cm" svg:x="14.385cm" svg:y="4.302cm" svg:viewBox="0 0 1606 777" svg:d="M353 0h900c195 0 353 158 353 352v71c0 196-158 354-353 354h-900c-195 0-353-158-353-354v-71c0-194 158-352 353-352z">
          <text:p/>
        </draw:path>
        <draw:frame draw:style-name="gr6" draw:text-style-name="P4" draw:layer="layout" svg:width="0.637cm" svg:height="0.424cm" svg:x="21.525cm" svg:y="0.375cm">
          <draw:text-box>
            <text:p text:style-name="P3"><text:span text:style-name="T1">'*'</text:span></text:p>
          </draw:text-box>
        </draw:frame>
        <draw:path draw:style-name="gr1" draw:text-style-name="P1" draw:layer="layout" svg:width="0.705cm" svg:height="1.764cm" svg:x="16.44cm" svg:y="4.69cm" svg:viewBox="0 0 706 1765" svg:d="M0 0c195 0 352 158 352 353v1058c0 196 159 354 354 354">
          <text:p/>
        </draw:path>
        <draw:line draw:style-name="gr1" draw:text-style-name="P1" draw:layer="layout" svg:x1="13.229cm" svg:y1="6.454cm" svg:x2="13.935cm" svg:y2="6.454cm">
          <text:p/>
        </draw:line>
        <draw:line draw:style-name="gr1" draw:text-style-name="P1" draw:layer="layout" svg:x1="20.594cm" svg:y1="2.362cm" svg:x2="23.099cm" svg:y2="2.362cm">
          <text:p/>
        </draw:line>
        <draw:line draw:style-name="gr1" draw:text-style-name="P1" draw:layer="layout" svg:x1="13.935cm" svg:y1="6.454cm" svg:x2="16.44cm" svg:y2="6.454cm">
          <text:p/>
        </draw:line>
        <draw:line draw:style-name="gr1" draw:text-style-name="P1" draw:layer="layout" svg:x1="16.44cm" svg:y1="6.454cm" svg:x2="17.145cm" svg:y2="6.454cm">
          <text:p/>
        </draw:line>
        <draw:line draw:style-name="gr1" draw:text-style-name="P1" draw:layer="layout" svg:x1="17.145cm" svg:y1="6.454cm" svg:x2="17.498cm" svg:y2="6.454cm">
          <text:p/>
        </draw:line>
        <draw:path draw:style-name="gr1" draw:text-style-name="P1" draw:layer="layout" svg:width="0.824cm" svg:height="2.474cm" draw:transform="rotate (-3.14159265358979) translate (5.4cm 6.429cm)" svg:viewBox="0 0 825 2475" svg:d="M0 0c456 0 825 554 825 1238 0 683-369 1237-825 1237">
          <text:p/>
        </draw:path>
        <draw:line draw:style-name="gr1" draw:text-style-name="P1" draw:layer="layout" svg:x1="5.367cm" svg:y1="3.954cm" svg:x2="17.15cm" svg:y2="3.954cm">
          <text:p/>
        </draw:line>
        <draw:path draw:style-name="gr1" draw:text-style-name="P1" draw:layer="layout" svg:width="0.924cm" svg:height="2.499cm" draw:transform="rotate (-3.14159265358979) translate (18.075cm 6.454cm)" svg:viewBox="0 0 925 2500" svg:d="M925 2500c-512 0-925-559-925-1250s413-1250 925-1250">
          <text:p/>
        </draw:path>
        <draw:path draw:style-name="gr1" draw:text-style-name="P1" draw:layer="layout" svg:width="0.706cm" svg:height="0.987cm" svg:x="17.498cm" svg:y="6.454cm" svg:viewBox="0 0 707 988" svg:d="M0 0c195 0 353 158 353 352v284c0 194 158 352 354 352">
          <text:p/>
        </draw:path>
        <draw:line draw:style-name="gr1" draw:text-style-name="P1" draw:layer="layout" svg:x1="4.304cm" svg:y1="7.441cm" svg:x2="5.01cm" svg:y2="7.441cm">
          <text:p/>
        </draw:line>
        <draw:line draw:style-name="gr1" draw:text-style-name="P1" draw:layer="layout" svg:x1="5.01cm" svg:y1="7.441cm" svg:x2="17.498cm" svg:y2="7.441cm">
          <text:p/>
        </draw:line>
        <draw:line draw:style-name="gr1" draw:text-style-name="P1" draw:layer="layout" svg:x1="17.498cm" svg:y1="7.441cm" svg:x2="18.204cm" svg:y2="7.441cm">
          <text:p/>
        </draw:line>
        <draw:path draw:style-name="gr1" draw:text-style-name="P1" draw:layer="layout" svg:width="0.705cm" svg:height="0.705cm" svg:x="18.204cm" svg:y="7.089cm" svg:viewBox="0 0 706 706" svg:d="M0 352h706M706 0v706">
          <text:p/>
        </draw:path>
        <draw:frame draw:style-name="gr6" draw:text-style-name="P4" draw:layer="layout" svg:width="0.637cm" svg:height="0.424cm" svg:x="14.875cm" svg:y="4.454cm">
          <draw:text-box>
            <text:p text:style-name="P3"><text:span text:style-name="T1">'*'</text:span></text:p>
          </draw:text-box>
        </draw:frame>
        <draw:line draw:style-name="gr1" draw:text-style-name="P1" draw:layer="layout" svg:x1="4.305cm" svg:y1="3.365cm" svg:x2="23.805cm" svg:y2="3.365cm">
          <text:p/>
        </draw:line>
        <draw:path draw:style-name="gr1" draw:text-style-name="P1" draw:layer="layout" svg:width="0.674cm" svg:height="0.999cm" draw:transform="rotate (-3.14159265358979) translate (24.475cm 3.365cm)" svg:viewBox="0 0 675 1000" svg:d="M675 1000c-374 0-675-223-675-500s301-500 675-500">
          <text:p/>
        </draw:path>
        <draw:path draw:style-name="gr1" draw:text-style-name="P1" draw:layer="layout" svg:width="1.649cm" svg:height="4.074cm" draw:transform="rotate (-3.14159265358979) translate (4.305cm 7.44cm)" svg:viewBox="0 0 1650 4075" svg:d="M0 0c912 0 1650 912 1650 2038 0 1125-738 2037-1650 2037">
          <text:p/>
        </draw:path>
        <draw:path draw:style-name="gr2" draw:text-style-name="P2" draw:layer="layout" svg:width="1.605cm" svg:height="0.776cm" svg:x="12.835cm" svg:y="1.268cm" svg:viewBox="0 0 1606 777" svg:d="M352 0h900c195 0 354 159 354 354v71c0 195-159 352-354 352h-900c-194 0-352-157-352-352v-71c0-195 158-354 352-354z">
          <text:p/>
        </draw:path>
        <draw:line draw:style-name="gr1" draw:text-style-name="P1" draw:layer="layout" svg:x1="12.147cm" svg:y1="1.662cm" svg:x2="12.853cm" svg:y2="1.662cm">
          <text:p/>
        </draw:line>
        <draw:frame draw:style-name="gr6" draw:text-style-name="P4" draw:layer="layout" svg:width="0.637cm" svg:height="0.424cm" svg:x="13.32cm" svg:y="1.426cm">
          <draw:text-box>
            <text:p text:style-name="P3"><text:span text:style-name="T1">'_'</text:span></text:p>
          </draw:text-box>
        </draw:frame>
        <draw:line draw:style-name="gr1" draw:text-style-name="P1" draw:layer="layout" svg:x1="11.023cm" svg:y1="3.939cm" svg:x2="11.261cm" svg:y2="3.701cm">
          <text:p/>
        </draw:line>
        <draw:line draw:style-name="gr1" draw:text-style-name="P1" draw:layer="layout" svg:x1="11.259cm" svg:y1="4.181cm" svg:x2="11.011cm" svg:y2="3.93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Ubuntu Mono1" svg:font-family="'Ubuntu Mono'" style:font-pitch="fixed"/>
    <style:font-face style:name="Arimo1" svg:font-family="Arimo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0.7cm" fo:margin-right="1cm" fo:page-width="25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20T01:34:49.363933850</dc:date>
    <meta:editing-duration>PT55M14S</meta:editing-duration>
    <meta:editing-cycles>27</meta:editing-cycles>
    <meta:generator>LibreOffice/6.4.7.2$Linux_X86_64 LibreOffice_project/40$Build-2</meta:generator>
    <meta:document-statistic meta:object-count="131"/>
  </office:meta>
</office:document-meta>
</file>